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2.0346in"/>
    </style:style>
    <style:style style:name="co9" style:family="table-column">
      <style:table-column-properties fo:break-before="auto" style:column-width="2.3398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4.9661in"/>
    </style:style>
    <style:style style:name="co12" style:family="table-column">
      <style:table-column-properties fo:break-before="auto" style:column-width="0.1209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q</text:p>
          </table:table-cell>
          <table:table-cell table:style-name="ce1" office:value-type="string" calcext:value-type="string">
            <text:p>kama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"/>
          <table:table-cell office:value-type="string" calcext:value-type="string">
            <text:p>Objetivo = adj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"/>
          <table:table-cell office:value-type="string" calcext:value-type="string">
            <text:p>obligatorio, ruran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q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u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q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q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"/>
          <table:table-cell office:value-type="string" calcext:value-type="string">
            <text:p>organización social, polític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i</text:p>
          </table:table-cell>
          <table:table-cell office:value-type="string" calcext:value-type="string">
            <text:p>qillqa rap'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asi</text:p>
          </table:table-cell>
          <table:table-cell table:number-columns-repeated="10"/>
          <table:table-cell office:value-type="string" calcext:value-type="string">
            <text:p>Pitumasi = pareja, pero paraje? K'iti, llaqta.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m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q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"/>
          <table:table-cell office:value-type="string" calcext:value-type="string">
            <text:p>un pedido, maña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"/>
          <table:table-cell office:value-type="string" calcext:value-type="string">
            <text:p>Phaca = phaka? Phach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k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lqi chaskiq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9"/>
          <table:table-cell office:value-type="string" calcext:value-type="string">
            <text:p>pérdida de un juego, partido, elecciones? Tambien chinkay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9"/>
          <table:table-cell office:value-type="string" calcext:value-type="string">
            <text:p>Periodo = menstruacion, k'i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ñ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q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 kaq</text:p>
          </table:table-cell>
          <table:table-cell table:number-columns-repeated="10"/>
          <table:table-cell office:value-type="string" calcext:value-type="string">
            <text:p>una historia personal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'aq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o</text:p>
          </table:table-cell>
          <table:table-cell office:value-type="string" calcext:value-type="string">
            <text:p>pampa</text:p>
          </table:table-cell>
          <table:table-cell table:number-columns-repeated="10"/>
          <table:table-cell office:value-type="string" calcext:value-type="string">
            <text:p>los pisos de una casa, tambien pampa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"/>
          <table:table-cell office:value-type="string" calcext:value-type="string">
            <text:p>?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8"/>
          <table:table-cell office:value-type="string" calcext:value-type="string">
            <text:p>práctico en sentido de útil, aprovechable, cómodo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4"/>
          <table:table-cell office:value-type="string" calcext:value-type="string">
            <text:p>t'uhay? T'uqay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'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9"/>
          <table:table-cell office:value-type="string" calcext:value-type="string">
            <text:p>Sería posible ñawpaqmanta rikusqa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7"/>
          <table:table-cell table:style-name="ce9"/>
          <table:table-cell table:number-columns-repeated="1014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8"/>
          <table:table-cell office:value-type="string" calcext:value-type="string">
            <text:p>tambien para produccion industrial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q</text:p>
          </table:table-cell>
          <table:table-cell office:value-type="string" calcext:value-type="string">
            <text:p>rur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8"/>
          <table:table-cell office:value-type="string" calcext:value-type="string">
            <text:p>programa de tele/radio? Programa de estudios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q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a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6"/>
          <table:table-cell office:value-type="string" calcext:value-type="string">
            <text:p><text:s/>= puesto, pero puerto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8"/>
          <table:table-cell office:value-type="string" calcext:value-type="string">
            <text:p>radical, p.e. ideas radicales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8"/>
          <table:table-cell office:value-type="string" calcext:value-type="string">
            <text:p>Realizar = notar, darse cuenta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6"/>
          <table:table-cell office:value-type="string" calcext:value-type="string">
            <text:p>un recurso juridico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i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ado)</text:p>
          </table:table-cell>
          <table:table-cell table:style-name="ce1"/>
          <table:table-cell table:style-name="ce1" office:value-type="string" calcext:value-type="string">
            <text:p>qillqas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8"/>
          <table:table-cell office:value-type="string" calcext:value-type="string">
            <text:p>reservacion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n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mpikamayuq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q</text:p>
          </table:table-cell>
          <table:table-cell office:value-type="string" calcext:value-type="string">
            <text:p>qhipapi k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7"/>
          <table:table-cell office:value-type="string" calcext:value-type="string">
            <text:p>porque chawpin?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5"/>
          <table:table-cell office:value-type="string" calcext:value-type="string">
            <text:p>unidad de tiempo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7"/>
          <table:table-cell office:value-type="string" calcext:value-type="string">
            <text:p>seguridad social, takyay? Guardia/normas/empresa de seguridad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6"/>
          <table:table-cell office:value-type="string" calcext:value-type="string">
            <text:p>Sensación = escandalo? Causar sensacion (=llamar atencion)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q</text:p>
          </table:table-cell>
          <table:table-cell office:value-type="string" calcext:value-type="string">
            <text:p>phiña uya</text:p>
          </table:table-cell>
          <table:table-cell table:number-columns-repeated="6"/>
          <table:table-cell office:value-type="string" calcext:value-type="string">
            <text:p>un tema serio? Mana asichi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7"/>
          <table:table-cell office:value-type="string" calcext:value-type="string">
            <text:p>Servidumbre = sujecion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chk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na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a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5"/>
          <table:table-cell office:value-type="string" calcext:value-type="string">
            <text:p>uyllaq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5"/>
          <table:table-cell office:value-type="string" calcext:value-type="string">
            <text:p>por supuesto, pero 'el supuesto ladrón'? Supuesto = supocicion, hipotesis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borilero</text:p>
          </table:table-cell>
          <table:table-cell office:value-type="string" calcext:value-type="string">
            <text:p>tinya takaq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6"/>
          <table:table-cell office:value-type="string" calcext:value-type="string">
            <text:p>adv, pero adj? Madurez/ edad temprana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y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4"/>
          <table:table-cell office:value-type="string" calcext:value-type="string">
            <text:p>----------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0000-00-00T09:25:39.031257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7T15:35:36.167389098</dc:date>
    <meta:generator>LibreOffice/4.1.5.3$Linux_X86_64 LibreOffice_project/410m0$Build-3</meta:generator>
    <meta:editing-duration>P1DT3H36M23S</meta:editing-duration>
    <meta:editing-cycles>209</meta:editing-cycles>
    <meta:document-statistic meta:table-count="6" meta:cell-count="2866" meta:object-count="0"/>
  </office:meta>
</office:document-meta>
</file>